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" svg:font-family="'Noto Sans'" style:font-adornments="Regular"/>
    <style:font-face style:name="Tahoma" svg:font-family="Tahoma, Verdana, Arial, Helvetica, 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0fd2b4" officeooo:paragraph-rsid="000fd2b4" style:font-size-asian="12pt" style:font-size-complex="12pt"/>
    </style:style>
    <style:style style:name="P2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2ea9d5" officeooo:paragraph-rsid="002ea9d5" style:font-size-asian="12pt" style:font-size-complex="12pt"/>
    </style:style>
    <style:style style:name="P3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2fb794" officeooo:paragraph-rsid="002fb794" style:font-size-asian="12pt" style:font-size-complex="12pt"/>
    </style:style>
    <style:style style:name="P4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00b86a" officeooo:paragraph-rsid="002b4879" style:font-size-asian="12pt" style:font-size-complex="12pt"/>
    </style:style>
    <style:style style:name="P5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.122cm"/>
        </style:tab-stops>
      </style:paragraph-properties>
      <style:text-properties style:font-name="Times New Roman" fo:font-size="12pt" officeooo:rsid="0014475f" officeooo:paragraph-rsid="0014475f" style:font-size-asian="12pt" style:font-size-complex="12pt"/>
    </style:style>
    <style:style style:name="P6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officeooo:rsid="00181b8c" officeooo:paragraph-rsid="00181b8c" style:font-size-asian="12pt" style:font-size-complex="12pt"/>
    </style:style>
    <style:style style:name="P7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officeooo:rsid="002232e9" officeooo:paragraph-rsid="002232e9" style:font-size-asian="12pt" style:font-size-complex="12pt"/>
    </style:style>
    <style:style style:name="P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2a7ed" officeooo:paragraph-rsid="0012a7ed" style:font-size-asian="12pt" style:font-size-complex="12pt"/>
    </style:style>
    <style:style style:name="P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2pt" officeooo:rsid="00163e4f" officeooo:paragraph-rsid="00163e4f" style:font-size-asian="12pt" style:font-size-complex="12pt"/>
    </style:style>
    <style:style style:name="P1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2ea9d5" officeooo:paragraph-rsid="002ea9d5" style:font-size-asian="12pt" style:font-size-complex="12pt"/>
    </style:style>
    <style:style style:name="P1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0fd2b4" officeooo:paragraph-rsid="00181b8c" style:font-size-asian="12pt" style:font-size-complex="12pt"/>
    </style:style>
    <style:style style:name="P12" style:family="paragraph" style:parent-style-name="Preformatted_20_Text">
      <style:paragraph-properties fo:line-height="150%" fo:text-align="center" style:justify-single-word="false" fo:break-before="page"/>
      <style:text-properties style:font-name="Times New Roman" fo:font-size="12pt" officeooo:rsid="000fd2b4" officeooo:paragraph-rsid="000fd2b4" style:font-size-asian="12pt" style:font-size-complex="12pt"/>
    </style:style>
    <style:style style:name="P13" style:family="paragraph" style:parent-style-name="Preformatted_20_Text">
      <style:paragraph-properties fo:line-height="150%" fo:text-align="center" style:justify-single-word="false" fo:break-before="page"/>
      <style:text-properties style:font-name="Times New Roman" fo:font-size="12pt" officeooo:rsid="002ea9d5" officeooo:paragraph-rsid="002ea9d5" style:font-size-asian="12pt" style:font-size-complex="12pt"/>
    </style:style>
    <style:style style:name="P14" style:family="paragraph" style:parent-style-name="Preformatted_20_Text">
      <style:paragraph-properties fo:line-height="150%" fo:text-align="center" style:justify-single-word="false" fo:break-before="page"/>
      <style:text-properties style:font-name="Times New Roman" fo:font-size="12pt" officeooo:rsid="002fb794" officeooo:paragraph-rsid="002fb794" style:font-size-asian="12pt" style:font-size-complex="12pt"/>
    </style:style>
    <style:style style:name="P15" style:family="paragraph" style:parent-style-name="Text_20_body">
      <style:paragraph-properties fo:line-height="150%" fo:text-align="justify" style:justify-single-word="false"/>
      <style:text-properties fo:font-variant="normal" fo:text-transform="none" fo:color="#444444" style:font-name="Tahoma" fo:font-size="9pt" fo:letter-spacing="normal" fo:font-style="normal" fo:font-weight="normal" officeooo:rsid="002fb794" officeooo:paragraph-rsid="002fb794" fo:background-color="#ffff00" style:font-size-asian="12pt" style:font-size-complex="12pt"/>
    </style:style>
    <style:style style:name="P16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2fb794" officeooo:paragraph-rsid="002fb794" style:font-size-asian="12pt" style:font-size-complex="12pt"/>
    </style:style>
    <style:style style:name="P17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3670bf" officeooo:paragraph-rsid="003670bf" style:font-size-asian="12pt" style:font-size-complex="12pt"/>
    </style:style>
    <style:style style:name="P18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444444" style:font-name="Tahoma" fo:font-size="9pt" fo:letter-spacing="normal" fo:font-style="normal" fo:font-weight="normal" officeooo:rsid="003670bf" officeooo:paragraph-rsid="003670bf" fo:background-color="#ffff00" style:font-size-asian="12pt" style:font-size-complex="12pt"/>
    </style:style>
    <style:style style:name="P19" style:family="paragraph" style:parent-style-name="Preformatted_20_Text">
      <style:paragraph-properties fo:line-height="150%" fo:text-align="justify" style:justify-single-word="false"/>
      <style:text-properties style:font-name="Tahoma" fo:font-size="9pt" officeooo:rsid="000fd2b4" officeooo:paragraph-rsid="000fd2b4" style:font-size-asian="12pt" style:font-size-complex="12pt"/>
    </style:style>
    <style:style style:name="P20" style:family="paragraph" style:parent-style-name="Preformatted_20_Text" style:list-style-name="L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12a7ed" style:font-size-asian="12pt" style:font-size-complex="12pt"/>
    </style:style>
    <style:style style:name="P21" style:family="paragraph" style:parent-style-name="Preformatted_20_Text" style:list-style-name="L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2fc2eb" officeooo:paragraph-rsid="003102e7" style:font-size-asian="12pt" style:font-size-complex="12pt"/>
    </style:style>
    <style:style style:name="P22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12a7ed" style:font-size-asian="12pt" style:font-size-complex="12pt"/>
    </style:style>
    <style:style style:name="P23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1b19f2" style:font-size-asian="12pt" style:font-size-complex="12pt"/>
    </style:style>
    <style:style style:name="P24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252817" style:font-size-asian="12pt" style:font-size-complex="12pt"/>
    </style:style>
    <style:style style:name="P2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359214" officeooo:paragraph-rsid="00359214" style:font-size-asian="12pt" style:font-size-complex="12pt"/>
    </style:style>
    <style:style style:name="P2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2pt" officeooo:rsid="002001fb" officeooo:paragraph-rsid="002fb794" style:font-size-asian="12pt" style:font-size-complex="12pt"/>
    </style:style>
    <style:style style:name="P27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6a163" officeooo:paragraph-rsid="001b19f2" style:font-name-asian="Nimbus Mono L" style:font-size-asian="12pt" style:font-name-complex="Liberation Mono" style:font-size-complex="12pt"/>
    </style:style>
    <style:style style:name="P28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a1875" officeooo:paragraph-rsid="001ce3be" style:font-name-asian="Nimbus Mono L" style:font-size-asian="12pt" style:font-name-complex="Liberation Mono" style:font-size-complex="12pt"/>
    </style:style>
    <style:style style:name="P2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a1875" officeooo:paragraph-rsid="001a1875" style:font-name-asian="Nimbus Mono L" style:font-size-asian="12pt" style:font-name-complex="Liberation Mono" style:font-size-complex="12pt"/>
    </style:style>
    <style:style style:name="P30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241658" officeooo:paragraph-rsid="00252817" style:font-name-asian="Nimbus Mono L" style:font-size-asian="12pt" style:font-name-complex="Liberation Mono" style:font-size-complex="12pt"/>
    </style:style>
    <style:style style:name="P31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387951" officeooo:paragraph-rsid="00383060" style:font-size-asian="12pt" style:font-size-complex="12pt"/>
    </style:style>
    <style:style style:name="P32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372853" officeooo:paragraph-rsid="00383060" style:font-size-asian="12pt" style:font-size-complex="12pt"/>
    </style:style>
    <style:style style:name="P3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372853" officeooo:paragraph-rsid="00383060" style:font-size-asian="12pt" style:font-size-complex="12pt"/>
    </style:style>
    <style:style style:name="P34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383060" style:font-size-asian="12pt" style:font-size-complex="12pt"/>
    </style:style>
    <style:style style:name="P35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officeooo:rsid="002fb794" officeooo:paragraph-rsid="002fb794" style:font-size-asian="12pt" style:font-size-complex="12pt"/>
    </style:style>
    <style:style style:name="P36" style:family="paragraph" style:parent-style-name="Preformatted_20_Text">
      <style:paragraph-properties fo:line-height="150%" fo:text-align="center" style:justify-single-word="false" fo:break-before="page"/>
      <style:text-properties style:font-name="Times New Roman" fo:font-size="12pt" officeooo:rsid="002fb794" officeooo:paragraph-rsid="002fb794" style:font-size-asian="12pt" style:font-size-complex="12pt"/>
    </style:style>
    <style:style style:name="P37" style:family="paragraph" style:parent-style-name="Preformatted_20_Text">
      <style:paragraph-properties fo:line-height="150%" fo:text-align="center" style:justify-single-word="false" fo:break-before="page"/>
      <style:text-properties style:font-name="Times New Roman" fo:font-size="12pt" officeooo:rsid="003670bf" officeooo:paragraph-rsid="003670bf" style:font-size-asian="12pt" style:font-size-complex="12pt"/>
    </style:style>
    <style:style style:name="P38" style:family="paragraph" style:parent-style-name="Preformatted_20_Text">
      <style:paragraph-properties fo:line-height="150%" fo:text-align="center" style:justify-single-word="false" fo:break-before="page"/>
      <style:text-properties style:font-name="Times New Roman" fo:font-size="12pt" officeooo:rsid="000fd2b4" officeooo:paragraph-rsid="000fd2b4" style:font-size-asian="12pt" style:font-size-complex="12pt"/>
    </style:style>
    <style:style style:name="T1" style:family="text">
      <style:text-properties style:font-name-asian="Nimbus Mono L" style:font-name-complex="Liberation Mono"/>
    </style:style>
    <style:style style:name="T2" style:family="text">
      <style:text-properties officeooo:rsid="00155581" style:font-name-asian="Nimbus Mono L" style:font-name-complex="Liberation Mono"/>
    </style:style>
    <style:style style:name="T3" style:family="text">
      <style:text-properties officeooo:rsid="0014475f" style:font-name-asian="Nimbus Mono L" style:font-name-complex="Liberation Mono"/>
    </style:style>
    <style:style style:name="T4" style:family="text">
      <style:text-properties officeooo:rsid="0016a163" style:font-name-asian="Nimbus Mono L" style:font-name-complex="Liberation Mono"/>
    </style:style>
    <style:style style:name="T5" style:family="text">
      <style:text-properties officeooo:rsid="00181b8c" style:font-name-asian="Nimbus Mono L" style:font-name-complex="Liberation Mono"/>
    </style:style>
    <style:style style:name="T6" style:family="text">
      <style:text-properties officeooo:rsid="001a1875" style:font-name-asian="Nimbus Mono L" style:font-name-complex="Liberation Mono"/>
    </style:style>
    <style:style style:name="T7" style:family="text">
      <style:text-properties officeooo:rsid="002001fb" style:font-name-asian="Nimbus Mono L" style:font-name-complex="Liberation Mono"/>
    </style:style>
    <style:style style:name="T8" style:family="text">
      <style:text-properties officeooo:rsid="002232e9" style:font-name-asian="Nimbus Mono L" style:font-name-complex="Liberation Mono"/>
    </style:style>
    <style:style style:name="T9" style:family="text">
      <style:text-properties officeooo:rsid="00241658" style:font-name-asian="Nimbus Mono L" style:font-name-complex="Liberation Mono"/>
    </style:style>
    <style:style style:name="T10" style:family="text">
      <style:text-properties officeooo:rsid="00289394" style:font-name-asian="Nimbus Mono L" style:font-name-complex="Liberation Mono"/>
    </style:style>
    <style:style style:name="T11" style:family="text">
      <style:text-properties officeooo:rsid="0028f84d" style:font-name-asian="Nimbus Mono L" style:font-name-complex="Liberation Mono"/>
    </style:style>
    <style:style style:name="T12" style:family="text">
      <style:text-properties officeooo:rsid="0005ce5e" style:font-name-asian="Nimbus Mono L" style:font-name-complex="Liberation Mono"/>
    </style:style>
    <style:style style:name="T13" style:family="text">
      <style:text-properties officeooo:rsid="002fb794" style:font-name-asian="Nimbus Mono L" style:font-name-complex="Liberation Mono"/>
    </style:style>
    <style:style style:name="T14" style:family="text">
      <style:text-properties officeooo:rsid="0032c759" style:font-name-asian="Nimbus Mono L" style:font-name-complex="Liberation Mono"/>
    </style:style>
    <style:style style:name="T15" style:family="text">
      <style:text-properties officeooo:rsid="00359214" style:font-name-asian="Nimbus Mono L" style:font-name-complex="Liberation Mono"/>
    </style:style>
    <style:style style:name="T16" style:family="text">
      <style:text-properties officeooo:rsid="0037111e" style:font-name-asian="Nimbus Mono L" style:font-name-complex="Liberation Mono"/>
    </style:style>
    <style:style style:name="T17" style:family="text">
      <style:text-properties officeooo:rsid="00372853" style:font-name-asian="Nimbus Mono L" style:font-name-complex="Liberation Mono"/>
    </style:style>
    <style:style style:name="T18" style:family="text">
      <style:text-properties style:font-name-asian="Nimbus Mono L" style:font-name-complex="Liberation Mono" fo:background-color="#ffffff"/>
    </style:style>
    <style:style style:name="T19" style:family="text">
      <style:text-properties officeooo:rsid="002fb794"/>
    </style:style>
    <style:style style:name="T20" style:family="text">
      <style:text-properties officeooo:rsid="0033a46b"/>
    </style:style>
    <style:style style:name="T21" style:family="text">
      <style:text-properties officeooo:rsid="00359214"/>
    </style:style>
    <style:style style:name="T22" style:family="text">
      <style:text-properties fo:background-color="#ffff00" loext:char-shading-value="0" style:font-name-asian="Nimbus Mono L" style:font-name-complex="Liberation Mono"/>
    </style:style>
    <style:style style:name="T23" style:family="text">
      <style:text-properties fo:background-color="#ffff00" loext:char-shading-value="0" style:font-name-asian="Nimbus Mono L" style:font-name-complex="Liberation Mono"/>
    </style:style>
    <style:style style:name="T24" style:family="text">
      <style:text-properties officeooo:rsid="003670bf" fo:background-color="#ffff00" loext:char-shading-value="0" style:font-name-asian="Nimbus Mono L" style:font-name-complex="Liberation Mono"/>
    </style:style>
    <style:style style:name="T25" style:family="text">
      <style:text-properties officeooo:rsid="002fb794" fo:background-color="#ffff00" loext:char-shading-value="0" style:font-name-asian="Nimbus Mono L" style:font-name-complex="Liberation Mono"/>
    </style:style>
    <style:style style:name="T26" style:family="text">
      <style:text-properties officeooo:rsid="002fb794" fo:background-color="#ffff00" loext:char-shading-value="0" style:font-name-asian="Nimbus Mono L" style:font-name-complex="Liberation Mono"/>
    </style:style>
    <style:style style:name="T27" style:family="text">
      <style:text-properties officeooo:rsid="003670bf"/>
    </style:style>
    <style:style style:name="T28" style:family="text">
      <style:text-properties officeooo:rsid="0037111e"/>
    </style:style>
    <style:style style:name="T29" style:family="text">
      <style:text-properties officeooo:rsid="0037fbf5"/>
    </style:style>
    <style:style style:name="T30" style:family="text">
      <style:text-properties fo:font-variant="normal" fo:text-transform="none" fo:color="#444444" fo:letter-spacing="normal" fo:font-style="normal" fo:font-weight="normal" fo:background-color="#ffff00" loext:char-shading-value="0"/>
    </style:style>
    <style:style style:name="T31" style:family="text">
      <style:text-properties fo:background-color="transparent" loext:char-shading-value="0" style:font-name-asian="Nimbus Mono L" style:font-name-complex="Liberation Mono"/>
    </style:style>
    <style:style style:name="T32" style:family="text">
      <style:text-properties officeooo:rsid="003670bf" fo:background-color="transparent" loext:char-shading-value="0" style:font-name-asian="Nimbus Mono L" style:font-name-complex="Liberation Mono"/>
    </style:style>
    <text:list-style style:name="L1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иложение <text:span text:style-name="T20">Д</text:span></text:p>
      <text:p text:style-name="P1">(Справочное)</text:p>
      <text:p text:style-name="P1">Руководство п<text:span text:style-name="T20">рограммиста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ПРОГРАММНОЕ ОБЕСПЕЧЕНИЕ ДЛЯ</text:p>
      <text:p text:style-name="P4"><text:s/>ОПРЕДЕЛЕНИЯ АВТОРСТВА ИСХОДНОГО КОДА ПРОГРАММ НА ЯЗЫКЕ С/С++</text:p>
      <text:p text:style-name="P4"><text:s/><text:span text:style-name="T12">«WhoseCppCode»</text:span></text:p>
      <text:p text:style-name="P4"><text:s/></text:p>
      <text:p text:style-name="P4"><text:s/>Руководство п<text:span text:style-name="T20">рограммиста</text:span></text:p>
      <text:p text:style-name="P4"><text:s/></text:p>
      <text:p text:style-name="P4"><text:s/>Листов <text:span text:style-name="T19">8</text:span></text:p>
      <text:p text:style-name="P13">Аннотация</text:p>
      <text:p text:style-name="P2"/>
      <text:p text:style-name="P8">Требования настоящего документа применяются при:</text:p>
      <text:list xml:id="list4412343886322107591" text:style-name="L1">
        <text:list-item>
          <text:p text:style-name="P20"><text:s/>предварительных испытаниях системы;</text:p>
        </text:list-item>
        <text:list-item>
          <text:p text:style-name="P22"><text:s/>опытной эксплуатации;</text:p>
        </text:list-item>
        <text:list-item>
          <text:p text:style-name="P22"><text:s/>приемочных испытаниях;</text:p>
        </text:list-item>
        <text:list-item>
          <text:p text:style-name="P22"><text:s/>эксплуатации на предприятиях. </text:p>
        </text:list-item>
      </text:list>
      <text:p text:style-name="P10">Настоящий документ содержит назначение, условия применения и описание возможностей программного обеспечения <text:span text:style-name="T3">«WhoseCppCode». </text:span><text:span text:style-name="T13">Предъявлены требования к квалификации </text:span><text:span text:style-name="T16">программиста</text:span><text:span text:style-name="T13">. </text:span><text:span text:style-name="T23">Указана последовательность действий пользователя, обеспечивающих загрузку, запуск, выполнение и завершение программы, приведены </text:span><text:span text:style-name="T26">сообщения, выводимые программой.</text:span></text:p>
      <text:p text:style-name="P8"/>
      <text:p text:style-name="P1"/>
      <text:p text:style-name="P12">1 <text:span text:style-name="T19">Назначение программы</text:span></text:p>
      <text:p text:style-name="P1"/>
      <text:p text:style-name="P5">Программное обеспечение (ПО) <text:span text:style-name="T1">«WhoseCppCode» предназначено для определения авторства программ на языке С/С++ по исходному коду и может быть использовано организациями, занимающимися решением вопросов информационной безопасности, лицензирования ПО, интеллектуальной собственности </text:span><text:span text:style-name="T2">и расследования инцидентов, связанных с применением вредоносного ПО</text:span><text:span text:style-name="T1">. </text:span><text:span text:style-name="T5">Программа состоит из программного модуля, реализующего заявленный функционал, и интерфейса, предназначенного для визуализации ввода и вывода данных, а также удобной работы с возможностями основного модуля. При этом интерфейс не является обязательным, программа может быть использована в качестве модуля при разработке иных автоматизированных систем.</text:span></text:p>
      <text:p text:style-name="P9">ПО <text:span text:style-name="T3">«WhoseCppCode» </text:span><text:span text:style-name="T1">предоставляет следующие возможности:</text:span></text:p>
      <text:list xml:id="list225312272302545" text:continue-numbering="true" text:style-name="L1">
        <text:list-item>
          <text:p text:style-name="P23"><text:span text:style-name="T1"><text:s/></text:span><text:span text:style-name="T4">обработка файлов исходного кода на языке С/С++;</text:span></text:p>
        </text:list-item>
        <text:list-item>
          <text:p text:style-name="P27"><text:s/>сбор данных с ресурса GitHub;</text:p>
        </text:list-item>
        <text:list-item>
          <text:p text:style-name="P27"><text:s/>построение модели классификации авторов программного обеспечения;</text:p>
        </text:list-item>
        <text:list-item>
          <text:p text:style-name="P27"><text:s/>формирование отчетности в форматах *.json и *.csv;</text:p>
        </text:list-item>
        <text:list-item>
          <text:p text:style-name="P23"><text:span text:style-name="T4"><text:s/></text:span><text:span text:style-name="T5">визуализация результатов классификации.</text:span></text:p>
        </text:list-item>
      </text:list>
      <text:p text:style-name="P26"><text:span text:style-name="T1">Работа с ПО </text:span><text:span text:style-name="T3">«WhoseCppCode» </text:span><text:span text:style-name="T1">доступна всем пользователям с доступом к предварительно установленной и настроенной рабочей программной среде, реализованной на ПЭВМ, специально предназначенном сервере или с помощью средств виртуализации.</text:span></text:p>
      <text:p text:style-name="P12"><text:span text:style-name="T19">2</text:span> Уровень подготовки п<text:span text:style-name="T21">рограммиста</text:span></text:p>
      <text:p text:style-name="P1"/>
      <text:p text:style-name="P6"><text:span text:style-name="T21">Программист, использующий</text:span> ПО <text:span text:style-name="T3">«WhoseCppCode», </text:span><text:span text:style-name="T6">должен иметь опыт работы с ОС Linux, </text:span><text:span text:style-name="T15">базовые навыки программирования,</text:span><text:span text:style-name="T6"> а также обладать следующими знаниями:</text:span></text:p>
      <text:list xml:id="list225314067305650" text:continue-numbering="true" text:style-name="L1">
        <text:list-item>
          <text:p text:style-name="P28"><text:s/>знать соответствующую предметную область;</text:p>
        </text:list-item>
        <text:list-item>
          <text:p text:style-name="P28"><text:s/>понимать основы машинного обучения, построения и оценки моделей классифи-кации.</text:p>
        </text:list-item>
      </text:list>
      <text:p text:style-name="P29">Квалификация <text:span text:style-name="T21">программиста</text:span> должна позволять осуществлять <text:span text:style-name="T21">установку и на</text:span>с<text:span text:style-name="T28">тройку программной среды для работы системы, а также с</text:span>бор и анализ данных, .</text:p>
      <text:p text:style-name="P11"/>
      <text:p text:style-name="P1"/>
      <text:p text:style-name="P12">3 <text:span text:style-name="T19">Условия применения программы</text:span> </text:p>
      <text:p text:style-name="P1"/>
      <text:p text:style-name="P7">Для работы с <text:span text:style-name="T7">ПО </text:span><text:span text:style-name="T3">«WhoseCppCode» </text:span><text:span text:style-name="T1">необходимо следующее программное обеспечение:</text:span></text:p>
      <text:list xml:id="list225314123580797" text:continue-numbering="true" text:style-name="L1">
        <text:list-item>
          <text:p text:style-name="P21"><text:span text:style-name="T8"><text:s/>О</text:span><text:span text:style-name="T1">С Linux (тестирование программы производилось на ОС Kubuntu 16.04) </text:span><text:span text:style-name="T10">с доступом к </text:span><text:span text:style-name="T11">глобальной сети </text:span><text:span text:style-name="T10">Интернет</text:span><text:span text:style-name="T8">;</text:span></text:p>
        </text:list-item>
        <text:list-item>
          <text:p text:style-name="P24"><text:span text:style-name="T8"><text:s/></text:span><text:span text:style-name="T9">программная среда с установленными зависимостями (библиотеками);</text:span></text:p>
        </text:list-item>
        <text:list-item>
          <text:p text:style-name="P24"><text:span text:style-name="T9"><text:s/></text:span><text:span text:style-name="T14">веб-обозреватель</text:span><text:span text:style-name="T9">.</text:span></text:p>
        </text:list-item>
      </text:list>
      <text:p text:style-name="P25"><text:span text:style-name="T9">И</text:span><text:span text:style-name="T1">нструкция по установке и настройке программной среды приведена </text:span><text:span text:style-name="T31">в разделе </text:span><text:span text:style-name="T32">5</text:span><text:span text:style-name="T31"> настоящего документа.</text:span></text:p>
      <text:p text:style-name="P33"><text:span text:style-name="T9">Т</text:span><text:span text:style-name="T1">ребования к характеристикам автоматизированного рабочего места:</text:span></text:p>
      <text:list xml:id="list4462459930810276926" text:style-name="L2">
        <text:list-item>
          <text:p text:style-name="P34"><text:span text:style-name="T9"><text:s/></text:span><text:span text:style-name="T17">6,00 Гб ОЗУ или выше;</text:span></text:p>
        </text:list-item>
        <text:list-item>
          <text:p text:style-name="P32"><text:span text:style-name="T1">CD-ROM;</text:span></text:p>
        </text:list-item>
        <text:list-item>
          <text:p text:style-name="P31"><text:span text:style-name="T31">1 Гб на жестком диске.</text:span></text:p>
        </text:list-item>
      </text:list>
      <text:list xml:id="list225314059056975" text:continue-list="list225314123580797" text:style-name="L1">
        <text:list-header>
          <text:p text:style-name="P30"/>
        </text:list-header>
      </text:list>
      <text:p text:style-name="P3"/>
      <text:p text:style-name="P37">4 Характеристика программы</text:p>
      <text:p text:style-name="P17"/>
      <text:p text:style-name="P18">В разделе «Характеристика программы» должно быть приведено описание основных характеристик и особенностей программы (временные характеристики, режим работы, средства контроля правильности выполнения и самовосстанавливаемости программы и т.п.).</text:p>
      <text:p text:style-name="P14"><text:span text:style-name="T27">5</text:span> <text:span text:style-name="T21">Инструкция по установке и настройке программной среды</text:span></text:p>
      <text:p text:style-name="P3"/>
      <text:p text:style-name="P35"/>
      <text:p text:style-name="P3"/>
      <text:p text:style-name="P3"/>
      <text:p text:style-name="P14"><text:span text:style-name="T29">6</text:span> <text:span text:style-name="T27">Обращение к программе</text:span></text:p>
      <text:p text:style-name="P17"/>
      <text:p text:style-name="P18">В разделе «Обращение к программе» должно быть приведено описание процедур вызова программы (способы передачи управления и параметров данных и др.).</text:p>
      <text:p text:style-name="P37"><text:span text:style-name="T29">7</text:span> Входные и выходные данные</text:p>
      <text:p text:style-name="P3"/>
      <text:p text:style-name="P15">В разделе «Входные и выходные данные» должно быть приведено описание организации используемой входной и выходной информации и, при необходимости, ее кодирования.</text:p>
      <text:p text:style-name="Text_20_body"><text:line-break/></text:p>
      <text:p text:style-name="P14"><text:span text:style-name="T29">8</text:span> Сообщения</text:p>
      <text:p text:style-name="P1"/>
      <text:p text:style-name="P19"><text:span text:style-name="T30">В разделе «Сообщения» должны быть указаны тексты сообщений, выдаваемых программисту или оператору в ходе выполнения программы, описание их содержания и действий, которые необходимо предпринять по этим сообщения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" svg:font-family="'Noto Sans'" style:font-adornments="Regular"/>
    <style:font-face style:name="Tahoma" svg:font-family="Tahoma, Verdana, Arial, Helvetica, 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29cm" fo:margin-right="0.9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1T22:53:12.018198493</dc:date>
    <meta:editing-duration>PT2H14M14S</meta:editing-duration>
    <meta:editing-cycles>40</meta:editing-cycles>
    <meta:generator>LibreOffice/5.2.2.2$Linux_X86_64 LibreOffice_project/20m0$Build-2</meta:generator>
    <meta:document-statistic meta:table-count="0" meta:image-count="0" meta:object-count="0" meta:page-count="10" meta:paragraph-count="52" meta:word-count="468" meta:character-count="3818" meta:non-whitespace-character-count="3392"/>
  </office:meta>
</office:document-meta>
</file>